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972c0" officeooo:paragraph-rsid="000972c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2c0" officeooo:paragraph-rsid="000972c0"/>
    </style:style>
    <style:style style:name="P3" style:family="paragraph" style:parent-style-name="Heading_20_2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972c0" officeooo:paragraph-rsid="000972c0" style:font-size-asian="16pt" style:font-weight-asian="normal" style:font-size-complex="16pt" style:font-weight-complex="normal"/>
    </style:style>
    <style:style style:name="P4" style:family="paragraph" style:parent-style-name="Text_20_body">
      <style:text-properties officeooo:rsid="000972c0" officeooo:paragraph-rsid="000b52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5206"/>
    </style:style>
    <style:style style:name="T3" style:family="text">
      <style:text-properties officeooo:rsid="000e5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e de réunion du Projet du Jeudi 9 Avril 2026</text:p>
      <text:p text:style-name="P2"/>
      <text:h text:style-name="P3" text:outline-level="2">Répartition du travail :</text:h>
      <text:p text:style-name="P4">Le travail a été réparti entre les deux membres du groupe de la manière suivante :</text:p>
      <text:p text:style-name="P4"><text:span text:style-name="Strong_20_Emphasis"><text:span text:style-name="T1">Nael</text:span></text:span><text:span text:style-name="T1"> :</text:span></text:p>
      <text:p text:style-name="P4">- Développement du backend avec Flask</text:p>
      <text:p text:style-name="P4">- Génération des données dynamiques</text:p>
      <text:p text:style-name="P4">- Création de l’API et du format JSON</text:p>
      <text:p text:style-name="P4"><text:span text:style-name="Strong_20_Emphasis"><text:span text:style-name="T1">Nielsen</text:span></text:span><text:span text:style-name="T1"> :</text:span></text:p>
      <text:p text:style-name="P4">- <text:span text:style-name="T2">Mise en place</text:span> du fetch en JavaScript</text:p>
      <text:p text:style-name="P4">- Création de l’interface web (affichage des données, <text:span text:style-name="T3">fronted</text:span>)</text:p>
      <text:p text:style-name="P4">- Intégration et gestion du graphi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13:33:43.290673000</meta:creation-date>
    <dc:date>2026-04-13T17:08:49.324788800</dc:date>
    <meta:editing-duration>PT11M50S</meta:editing-duration>
    <meta:editing-cycles>3</meta:editing-cycles>
    <meta:generator>LibreOffice/25.8.6.2$Windows_X86_64 LibreOffice_project/b4b39682cd9868fa725bc664aff94278d315bd04</meta:generator>
    <meta:document-statistic meta:table-count="0" meta:image-count="0" meta:object-count="0" meta:page-count="1" meta:paragraph-count="11" meta:word-count="77" meta:character-count="423" meta:non-whitespace-character-count="357"/>
  </office:meta>
</office:document-meta>
</file>